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784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618in"/>
    </style:style>
    <style:style style:name="Table4.C" style:family="table-column">
      <style:table-column-properties style:column-width="0.816in"/>
    </style:style>
    <style:style style:name="Table4.D" style:family="table-column">
      <style:table-column-properties style:column-width="1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text-properties style:font-name="Essiah" fo:font-size="28pt" style:font-size-asian="28pt" style:font-size-complex="28pt"/>
    </style:style>
    <style:style style:name="P16" style:family="paragraph" style:parent-style-name="normal"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5" style:family="paragraph" style:parent-style-name="normal">
      <style:text-properties fo:font-size="24pt" style:font-size-asian="24pt" style:font-size-complex="24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1" style:family="paragraph" style:parent-style-name="Heading_20_1">
      <style:text-properties style:font-name="Bodoni 72"/>
    </style:style>
    <style:style style:name="P62" style:family="paragraph" style:parent-style-name="Heading_20_1">
      <style:text-properties style:font-name="Bodoni 72" style:text-underline-style="none"/>
    </style:style>
    <style:style style:name="P63" style:family="paragraph" style:parent-style-name="Heading_20_2">
      <style:text-properties style:font-name="Bodoni 72"/>
    </style:style>
    <style:style style:name="P64" style:family="paragraph" style:parent-style-name="Heading_20_2">
      <style:text-properties style:font-name="Bodoni 72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Verdana1" style:font-name-complex="Verdana1"/>
    </style:style>
    <style:style style:name="P66" style:family="paragraph" style:parent-style-name="Heading_20_2">
      <style:text-properties style:font-name="Bodoni 72" style:text-underline-style="none" style:font-name-asian="essiah2" style:font-name-complex="essiah2"/>
    </style:style>
    <style:style style:name="P67" style:family="paragraph" style:parent-style-name="Text_20_body">
      <style:paragraph-properties fo:text-align="center" style:justify-single-word="false"/>
      <style:text-properties style:font-name="Essiah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normal">
      <style:text-properties style:font-name="Liberation Mono" fo:font-size="24pt" style:font-size-asian="24pt" style:font-size-complex="24pt"/>
    </style:style>
    <style:style style:name="P69" style:family="paragraph" style:parent-style-name="normal">
      <style:text-properties style:font-name="Bodoni 72"/>
    </style:style>
    <style:style style:name="P70" style:family="paragraph" style:parent-style-name="Heading_20_1">
      <style:text-properties fo:color="#000000" style:font-name="Bodoni 72" fo:font-weight="bold" style:font-weight-asian="bold" style:font-weight-complex="bold"/>
    </style:style>
    <style:style style:name="P71" style:family="paragraph" style:parent-style-name="Heading_20_1">
      <style:text-properties style:font-name="Bodoni 72"/>
    </style:style>
    <style:style style:name="P72" style:family="paragraph" style:parent-style-name="Title" style:master-page-name="Standard">
      <style:paragraph-properties style:page-number="1"/>
      <style:text-properties fo:font-style="normal" style:text-underline-style="none" style:font-style-asian="normal" style:font-style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fo:color="#000000" style:font-name="Essiah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style:text-underline-style="none" style:font-name-asian="essiah2" style:font-name-complex="essiah2" loext:opacity="100%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4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7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8" style:family="text">
      <style:text-properties fo:font-variant="normal" fo:text-transform="none" fo:color="#80808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29" style:family="text">
      <style:text-properties fo:font-variant="normal" fo:text-transform="none" fo:color="#80808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3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3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3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3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4" style:family="text">
      <style:text-properties fo:font-variant="normal" fo:text-transform="none" fo:letter-spacing="normal" fo:font-style="normal" fo:background-color="transparent" style:font-name-asian="essiah2" style:font-name-complex="essiah2" loext:opacity="100%"/>
    </style:style>
    <style:style style:name="T35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6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7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8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9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40" style:family="text">
      <style:text-properties fo:font-variant="normal" fo:text-transform="none" style:font-name="essiah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41" style:family="text">
      <style:text-properties fo:font-variant="normal" fo:text-transform="none" style:font-name="essiah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42" style:family="text">
      <style:text-properties fo:font-variant="normal" fo:text-transform="none" style:use-window-font-color="true" style:font-name="essiah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fo:font-variant="normal" fo:text-transform="none" style:use-window-font-color="true" style:font-name="essiah" fo:font-size="22pt" fo:letter-spacing="normal" fo:font-style="normal" style:text-underline-style="none" fo:font-weight="normal" style:letter-kerning="true" fo:background-color="transparent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 loext:opacity="0%"/>
    </style:style>
    <style:style style:name="T44" style:family="text">
      <style:text-properties fo:font-variant="normal" fo:text-transform="none" style:use-window-font-color="true" style:font-name="Essiah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5" style:family="text">
      <style:text-properties fo:font-variant="normal" fo:text-transform="none" style:use-window-font-color="true" style:font-name="Essiah" fo:font-size="22pt" fo:letter-spacing="normal" fo:font-style="normal" style:text-underline-style="none" fo:font-weight="normal" style:letter-kerning="true" fo:background-color="transparent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 loext:opacity="0%"/>
    </style:style>
    <style:style style:name="T46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7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8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9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50" style:family="text">
      <style:text-properties fo:font-variant="normal" fo:text-transform="none" style:font-name="Essiah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51" style:family="text">
      <style:text-properties fo:font-variant="normal" fo:text-transform="none" style:font-name="essiah1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52" style:family="text">
      <style:text-properties fo:font-variant="normal" fo:text-transform="none" style:font-name="essiah1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53" style:family="text">
      <style:text-properties fo:font-variant="normal" fo:text-transform="none" style:font-name="essiah1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54" style:family="text">
      <style:text-properties fo:font-variant="normal" fo:text-transform="none" style:font-name="essiah1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55" style:family="text">
      <style:text-properties style:font-name-asian="essiah2" style:font-name-complex="essiah2"/>
    </style:style>
    <style:style style:name="T56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57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58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59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60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61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style:font-name-asian="essiah2" style:font-name-complex="essiah2"/>
    </style:style>
    <style:style style:name="T64" style:family="text">
      <style:text-properties style:font-name-asian="eXsE1" style:font-name-complex="eXsE1"/>
    </style:style>
    <style:style style:name="T65" style:family="text">
      <style:text-properties fo:font-weight="bold" style:font-name-asian="essiah2" style:font-weight-asian="bold" style:font-name-complex="essiah2" style:font-weight-complex="bold"/>
    </style:style>
    <style:style style:name="T66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6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8" style:family="text">
      <style:text-properties style:font-name="Essiah" fo:font-size="22pt" style:text-underline-style="none" style:font-size-asian="22pt" style:font-size-complex="22pt"/>
    </style:style>
    <style:style style:name="T69" style:family="text">
      <style:text-properties style:font-name="Essiah" fo:font-size="22pt" style:font-name-asian="essiah2" style:font-size-asian="22pt" style:font-name-complex="essiah2" style:font-size-complex="22pt"/>
    </style:style>
    <style:style style:name="T70" style:family="text">
      <style:text-properties style:text-position="sub 58%"/>
    </style:style>
    <style:style style:name="T71" style:family="text">
      <style:text-properties fo:font-size="22pt" style:font-name-asian="essiah2" style:font-size-asian="22pt" style:font-name-complex="essiah2" style:font-size-complex="22pt"/>
    </style:style>
    <style:style style:name="T72" style:family="text">
      <style:text-properties style:font-name="essiah1" style:text-underline-style="none" fo:font-weight="normal" style:font-weight-asian="normal" style:font-weight-complex="normal"/>
    </style:style>
    <style:style style:name="T73" style:family="text">
      <style:text-properties style:font-name="Bodoni 72"/>
    </style:style>
    <style:style style:name="T7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essEo</text:p>
      <text:p text:style-name="P67">es mYnEsshe un mIkul</text:p>
      <text:p text:style-name="P61">Alphabet</text:p>
      <text:p text:style-name="P3"/>
      <text:p text:style-name="P29">w i y I Y</text:p>
      <text:p text:style-name="P29">EUAO euao</text:p>
      <text:p text:style-name="P29">shnb jfLr </text:p>
      <text:p text:style-name="P29">glmd TStH</text:p>
      <text:p text:style-name="P29">kvpx CNzZ</text:p>
      <text:p text:style-name="P29"/>
      <text:p text:style-name="P14"><text:span text:style-name="T12">ɔ</text:span><text:span text:style-name="T55"> <text:s text:c="2"/></text:span><text:span text:style-name="T12">i</text:span><text:span text:style-name="T10"> <text:s/></text:span><text:span text:style-name="T55"><text:s/></text:span><text:span text:style-name="T10">ü</text:span><text:span text:style-name="T55"> <text:s text:c="2"/></text:span><text:span text:style-name="T16">ī</text:span><text:span text:style-name="T65"> <text:s/></text:span><text:span text:style-name="T10"><text:s/></text:span><text:span text:style-name="T11">ʊ</text:span></text:p>
      <text:p text:style-name="P14"><text:span text:style-name="T17">ē</text:span><text:span text:style-name="T22"> <text:s text:c="2"/></text:span><text:span text:style-name="T17">ū <text:s text:c="2"/>ā</text:span><text:span text:style-name="T22"> <text:s/></text:span><text:span text:style-name="T17"><text:s/>ō <text:s text:c="2"/>e</text:span><text:span text:style-name="T24">n</text:span><text:span text:style-name="T27"> <text:s/></text:span><text:span text:style-name="T16">u</text:span><text:span text:style-name="T30">m</text:span><text:span text:style-name="T16"> </text:span><text:span text:style-name="T20"><text:s/></text:span><text:span text:style-name="T16">a</text:span><text:span text:style-name="T32">t</text:span><text:span text:style-name="T30"> <text:s/></text:span><text:span text:style-name="T17">o</text:span><text:span text:style-name="T22">k</text:span><text:span text:style-name="T30"> </text:span></text:p>
      <text:p text:style-name="P14"><text:span text:style-name="T16">s</text:span><text:span text:style-name="T20">ē <text:s/></text:span><text:span text:style-name="T18">h</text:span><text:span text:style-name="T20">ū <text:s/></text:span><text:span text:style-name="T16">n</text:span><text:span text:style-name="T21">ā <text:s/></text:span><text:span text:style-name="T16">b</text:span><text:span text:style-name="T30">ō <text:s/></text:span><text:span text:style-name="T17">j</text:span><text:span text:style-name="T32">ō <text:s/></text:span><text:span text:style-name="T17">f</text:span><text:span text:style-name="T22">ē <text:s/></text:span><text:span text:style-name="T17">ḻ</text:span><text:span text:style-name="T32">a <text:s/></text:span><text:span text:style-name="T17">r</text:span><text:span text:style-name="T24">a</text:span></text:p>
      <text:p text:style-name="P14"><text:span text:style-name="T17">g</text:span><text:span text:style-name="T32">ō</text:span><text:span text:style-name="T24"> </text:span><text:span text:style-name="T31"><text:s/></text:span><text:span text:style-name="T18">l</text:span><text:span text:style-name="T24">ū <text:s/></text:span><text:span text:style-name="T18">m</text:span><text:span text:style-name="T26">ā <text:s/></text:span><text:span text:style-name="T18">d</text:span><text:span text:style-name="T23">ā</text:span><text:span text:style-name="T24"> <text:s/></text:span><text:span text:style-name="T18">∂</text:span><text:span text:style-name="T22">ē</text:span><text:span text:style-name="T23"> <text:s/></text:span><text:span text:style-name="T18">sh</text:span><text:span text:style-name="T22">ē </text:span><text:span text:style-name="T17">t</text:span><text:span text:style-name="T22">ū <text:s/></text:span><text:span text:style-name="T18">θ</text:span><text:span text:style-name="T32">ō</text:span></text:p>
      <text:p text:style-name="P14"><text:span text:style-name="T17">k</text:span><text:span text:style-name="T22">ē</text:span><text:span text:style-name="T23"> </text:span><text:span text:style-name="T22"><text:s/></text:span><text:span text:style-name="T17">v</text:span><text:span text:style-name="T22">ū</text:span><text:span text:style-name="T17"> <text:s/>p</text:span><text:span text:style-name="T23">ā</text:span><text:span text:style-name="T22"> </text:span><text:span text:style-name="T29"><text:s/></text:span><text:span text:style-name="T18">xh</text:span><text:span text:style-name="T31">ō </text:span><text:span text:style-name="T18">ch</text:span><text:span text:style-name="T24">ū </text:span><text:span text:style-name="T31">ō</text:span><text:span text:style-name="T17">ng</text:span><text:span text:style-name="T24"> </text:span><text:span text:style-name="T18">z</text:span><text:span text:style-name="T24">ū</text:span><text:span text:style-name="T15"> <text:s/></text:span><text:span text:style-name="T18">zh</text:span><text:span text:style-name="T23">ā</text:span><text:span text:style-name="T17"> </text:span><text:span text:style-name="T23"><text:s text:c="2"/></text:span></text:p>
      <text:p text:style-name="P70"><text:span text:style-name="T34">Sample Text</text:span></text:p>
      <text:p text:style-name="P73"><text:span text:style-name="T35">es s</text:span><text:span text:style-name="T46">U</text:span><text:span text:style-name="T35">nu pasen avum lok o. ?y deb nel brAsO tu tEO? s</text:span><text:span text:style-name="T46">U</text:span><text:span text:style-name="T35">nu Okr</text:span><text:span text:style-name="T46">U</text:span><text:span text:style-name="T35">s eru pasen. y den nel brAs te tEO. </text:span><text:span text:style-name="T35">es s</text:span><text:span text:style-name="T46">U</text:span><text:span text:style-name="T35">nu pasen avum lok #iesw. </text:span><text:span text:style-name="T35">krUsO te pasen. ?U nel kr</text:span><text:span text:style-name="T46">U</text:span><text:span text:style-name="T35">s pasen? Zu, "nel kr</text:span><text:span text:style-name="T46">U</text:span><text:span text:style-name="T35">s pasen." tan v</text:span><text:span text:style-name="T35">O</text:span><text:span text:style-name="T35">sO pru </text:span><text:span text:style-name="T35">etu </text:span><text:span text:style-name="T35">sE. s</text:span><text:span text:style-name="T46">U</text:span><text:span text:style-name="T35">nu Okr</text:span><text:span text:style-name="T46">U</text:span><text:span text:style-name="T35">s eru pasen. tan v</text:span><text:span text:style-name="T35">O</text:span><text:span text:style-name="T35">s os </text:span><text:span text:style-name="T35">etu </text:span><text:span text:style-name="T35">sE </text:span><text:span text:style-name="T35">un</text:span><text:span text:style-name="T35"> anu doks.</text:span></text:p>
      <text:p text:style-name="P61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66">Markers precede their object (i.e. "for the ball").</text:span><text:span text:style-name="T63"><text:tab/></text:span></text:p>
      <text:p text:style-name="P61">Articles</text:p>
      <text:p text:style-name="P8">Indefinite Singular</text:p>
      <text:p text:style-name="P16">_</text:p>
      <text:p text:style-name="P4"/>
      <text:p text:style-name="P4">Indefinite Plural</text:p>
      <text:p text:style-name="P18">o</text:p>
      <text:p text:style-name="P8"/>
      <text:p text:style-name="P8">Definite Singular</text:p>
      <text:p text:style-name="P23">to</text:p>
      <text:p text:style-name="P8"/>
      <text:p text:style-name="P8">Definite Plural</text:p>
      <text:p text:style-name="P30">eto</text:p>
      <text:p text:style-name="P6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1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51"><text:span text:style-name="T4">nu, nel kr</text:span><text:span text:style-name="T58">U</text:span><text:span text:style-name="T4">s pasen.</text:span></text:p>
      <text:p text:style-name="P8"/>
      <text:p text:style-name="P8">Number Symbol</text:p>
      <text:p text:style-name="P26">#</text:p>
      <text:p text:style-name="P26">#iong</text:p>
      <text:p text:style-name="P26"/>
      <text:p text:style-name="P8">Quotation Mark</text:p>
      <text:p text:style-name="P26">"</text:p>
      <text:p text:style-name="P26">"tu tEO"</text:p>
      <text:p text:style-name="P61">Conjuctions</text:p>
      <text:p text:style-name="P64">And</text:p>
      <text:p text:style-name="P31">un</text:p>
      <text:p text:style-name="P6"/>
      <text:p text:style-name="P6">They have spoken good and evil.</text:p>
      <text:p text:style-name="P26"><text:span text:style-name="T63">s</text:span><text:span text:style-name="T9">U</text:span><text:span text:style-name="T63">nu li O</text:span><text:span text:style-name="T3">v</text:span><text:span text:style-name="T7">O</text:span><text:span text:style-name="T3">s </text:span><text:span text:style-name="T63">AOn </text:span><text:span text:style-name="T9">un gw</text:span><text:span text:style-name="T63">.</text:span></text:p>
      <text:p text:style-name="P4"/>
      <text:p text:style-name="P5">You all speak for the people and not a state.</text:p>
      <text:p text:style-name="P32"><text:span text:style-name="T3">tan v</text:span><text:span text:style-name="T7">O</text:span><text:span text:style-name="T3">s os </text:span><text:span text:style-name="T7">etu </text:span><text:span text:style-name="T3">sE </text:span><text:span text:style-name="T7">un</text:span><text:span text:style-name="T3"> anu doks.</text:span></text:p>
      <text:p text:style-name="P63">Or</text:p>
      <text:p text:style-name="P24">et</text:p>
      <text:p text:style-name="P4"/>
      <text:p text:style-name="P6">Red or yellow?</text:p>
      <text:p text:style-name="P24">?sOn et nEsu?</text:p>
      <text:p text:style-name="P63">But</text:p>
      <text:p text:style-name="P24">-</text:p>
      <text:p text:style-name="P4"/>
      <text:p text:style-name="P6">-</text:p>
      <text:p text:style-name="P24">-</text:p>
      <text:p text:style-name="P63">Yet</text:p>
      <text:p text:style-name="P24">-</text:p>
      <text:p text:style-name="P4"/>
      <text:p text:style-name="P6">-</text:p>
      <text:p text:style-name="P24">-</text:p>
      <text:p text:style-name="P65">For</text:p>
      <text:p text:style-name="P27">os</text:p>
      <text:p text:style-name="P6"/>
      <text:p text:style-name="P6">He was sick for lack of food.</text:p>
      <text:p text:style-name="P27">-</text:p>
      <text:p text:style-name="P61">Markers</text:p>
      <text:p text:style-name="P63"><text:span text:style-name="T63">Direct</text:span><text:span text:style-name="T63"> Object</text:span></text:p>
      <text:p text:style-name="P19">li</text:p>
      <text:p text:style-name="P5"/>
      <text:p text:style-name="P5">I own the night.</text:p>
      <text:p text:style-name="P23">brAs tu tEO.</text:p>
      <text:p text:style-name="P5"/>
      <text:p text:style-name="P5">The night, I own.</text:p>
      <text:p text:style-name="P19">li tu tEO brAs.</text:p>
      <text:p text:style-name="P66">Indirect Object</text:p>
      <text:p text:style-name="P19">-</text:p>
      <text:p text:style-name="P5"/>
      <text:p text:style-name="P5">He gave me the book.</text:p>
      <text:p text:style-name="P24">-</text:p>
      <text:p text:style-name="P64">Possessive</text:p>
      <text:p text:style-name="P23">es</text:p>
      <text:p text:style-name="P4"/>
      <text:p text:style-name="P4">They will own the night of the people.</text:p>
      <text:p text:style-name="P16"><text:span text:style-name="T63">sUnu brAsO tu tEO</text:span><text:span text:style-name="T9"> es etu </text:span><text:span text:style-name="T63">sE.</text:span></text:p>
      <text:p text:style-name="P4"/>
      <text:p text:style-name="P4">Their people will force us.</text:p>
      <text:p text:style-name="P20"><text:span text:style-name="T63">es s</text:span><text:span text:style-name="T9">U</text:span><text:span text:style-name="T63">nu sE das</text:span><text:span text:style-name="T9">UO</text:span><text:span text:style-name="T63"> s</text:span><text:span text:style-name="T9">U</text:span><text:span text:style-name="T63">.</text:span></text:p>
      <text:p text:style-name="P64">Towards</text:p>
      <text:p text:style-name="P23">pru</text:p>
      <text:p text:style-name="P9"/>
      <text:p text:style-name="P9">You all will speak to the people.</text:p>
      <text:p text:style-name="P26"><text:span text:style-name="T55">tan v</text:span><text:span text:style-name="T9">O</text:span><text:span text:style-name="T55">sO pru </text:span><text:span text:style-name="T9">etu </text:span><text:span text:style-name="T55">sE.</text:span></text:p>
      <text:p text:style-name="P65">For</text:p>
      <text:p text:style-name="P27">os</text:p>
      <text:p text:style-name="P6"/>
      <text:p text:style-name="P6">We owned the night for the people.</text:p>
      <text:p text:style-name="P26"><text:span text:style-name="T63">s</text:span><text:span text:style-name="T9">U</text:span><text:span text:style-name="T63"> ObrAs os tu tEO sE </text:span><text:span text:style-name="T9">etu</text:span><text:span text:style-name="T63">.</text:span></text:p>
      <text:p text:style-name="P63">Exclamation</text:p>
      <text:p text:style-name="P16">!-sA</text:p>
      <text:p text:style-name="P15"/>
      <text:p text:style-name="P4">Their people will force us!</text:p>
      <text:p text:style-name="P20"><text:span text:style-name="T3">!es s</text:span><text:span text:style-name="T7">U</text:span><text:span text:style-name="T3">nu sE dasu</text:span><text:span text:style-name="T7">O</text:span><text:span text:style-name="T3"> s</text:span><text:span text:style-name="T7">U!</text:span></text:p>
      <text:p text:style-name="P63">Question </text:p>
      <text:p text:style-name="P28">?-kA</text:p>
      <text:p text:style-name="P8"/>
      <text:p text:style-name="P4">Their people will force us?</text:p>
      <text:p text:style-name="P20"><text:span text:style-name="T3">?es s</text:span><text:span text:style-name="T7">U</text:span><text:span text:style-name="T3">nu sE das</text:span><text:span text:style-name="T7">UO</text:span><text:span text:style-name="T3"> s</text:span><text:span text:style-name="T7">U?</text:span></text:p>
      <text:p text:style-name="P63">Interrobang</text:p>
      <text:p text:style-name="P16">;-skA</text:p>
      <text:p text:style-name="P15"/>
      <text:p text:style-name="P4">Their people will force us?!</text:p>
      <text:p text:style-name="P20"><text:span text:style-name="T3">;es s</text:span><text:span text:style-name="T7">U</text:span><text:span text:style-name="T3">nu sE das</text:span><text:span text:style-name="T7">UO</text:span><text:span text:style-name="T3"> s</text:span><text:span text:style-name="T7">U;</text:span></text:p>
      <text:p text:style-name="P63">Not</text:p>
      <text:p text:style-name="P24">anu</text:p>
      <text:p text:style-name="P6"/>
      <text:p text:style-name="P6">You did not force me.</text:p>
      <text:p text:style-name="P24">y anu daso.</text:p>
      <text:p text:style-name="P4"/>
      <text:p text:style-name="P6">I will not force you.</text:p>
      <text:p text:style-name="P32"><text:span text:style-name="T3">anu das</text:span><text:span text:style-name="T7">O</text:span><text:span text:style-name="T3"> U.</text:span></text:p>
      <text:p text:style-name="P61">Verb Tenses</text:p>
      <text:p text:style-name="P10">I owned.</text:p>
      <text:p text:style-name="P16"><text:span text:style-name="T55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5"><text:span text:style-name="T71">ObrAs tu tEO.</text:span><text:span text:style-name="T64"> </text:span></text:p>
      <text:p text:style-name="P8"/>
      <text:p text:style-name="P8">I own the night.</text:p>
      <text:p text:style-name="P16"><text:span text:style-name="T55">brAs tu tEO.</text:span></text:p>
      <text:p text:style-name="P8"/>
      <text:p text:style-name="P5">I will own the night.</text:p>
      <text:p text:style-name="P25"><text:span text:style-name="T5">brAsO tu tEO.</text:span></text:p>
      <text:p text:style-name="P6"/>
      <text:p text:style-name="P6">I stood with you."</text:p>
      <text:p text:style-name="P24">OAgres lu y.</text:p>
      <text:p text:style-name="P4"/>
      <text:p text:style-name="P6">I will be standing with them.</text:p>
      <text:p text:style-name="P32"><text:span text:style-name="T3">ahresO nul lu</text:span><text:span text:style-name="T7"> sUnu</text:span><text:span text:style-name="T3">.</text:span></text:p>
      <text:p text:style-name="P4"/>
      <text:p text:style-name="P7">Progressive Action</text:p>
      <text:p text:style-name="P24">nul</text:p>
      <text:p text:style-name="P5"/>
      <text:p text:style-name="P6">You are owning the night.</text:p>
      <text:p text:style-name="normal"><text:span text:style-name="T5">y brAs nul tu tEO.</text:span><text:span text:style-name="T6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4">y den ObrAs tu tEO.</text:p>
      <text:p text:style-name="P4"/>
      <text:p text:style-name="P4">You have owned the night.</text:p>
      <text:p text:style-name="P19">y den brAs tu tEO.</text:p>
      <text:p text:style-name="P5"/>
      <text:p text:style-name="P4">You will have owned the nights.</text:p>
      <text:p text:style-name="P24">y den brAsO etu tEO.</text:p>
      <text:p text:style-name="P6"/>
      <text:p text:style-name="P6">You had been owning the night.</text:p>
      <text:p text:style-name="P24">y den nel ObrAs tu tEO.</text:p>
      <text:p text:style-name="P4"/>
      <text:p text:style-name="P4">You have been owning the night.</text:p>
      <text:p text:style-name="P24">y den nel brAs te tEO.</text:p>
      <text:p text:style-name="P4"/>
      <text:p text:style-name="P4">You will be owning the night.</text:p>
      <text:p text:style-name="P23">y den nel brAsO te tEO.</text:p>
      <text:p text:style-name="P8"/>
      <text:p text:style-name="P9">Will you have owned the night?</text:p>
      <text:p text:style-name="P23">?y deb nel brAsO tu tEO?</text:p>
      <text:p text:style-name="P61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9">w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60"><text:span text:style-name="T13">12</text:span><text:span text:style-name="T14">1</text:span></text:p>
          </table:table-cell>
        </table:table-row>
        <table:table-row table:style-name="Table6.1"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e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60"><text:span text:style-name="T13">12</text:span><text:span text:style-name="T14">2</text:span></text:p>
          </table:table-cell>
          <table:table-cell table:style-name="Table1.A1" office:value-type="string">
            <text:p text:style-name="P60"><text:span text:style-name="T13">12</text:span><text:span text:style-name="T14">3</text:span></text:p>
          </table:table-cell>
          <table:table-cell table:style-name="Table1.A1" office:value-type="string">
            <text:p text:style-name="P60"><text:span text:style-name="T13">12</text:span><text:span text:style-name="T14">4</text:span></text:p>
          </table:table-cell>
          <table:table-cell table:style-name="Table1.A1" office:value-type="string">
            <text:p text:style-name="P60"><text:span text:style-name="T13">12</text:span><text:span text:style-name="T14">5</text:span></text:p>
          </table:table-cell>
          <table:table-cell table:style-name="Table1.A1" office:value-type="string">
            <text:p text:style-name="P60"><text:span text:style-name="T13">12</text:span><text:span text:style-name="T14">6</text:span></text:p>
          </table:table-cell>
          <table:table-cell table:style-name="Table1.A1" office:value-type="string">
            <text:p text:style-name="P60"><text:span text:style-name="T13">12</text:span><text:span text:style-name="T14">7</text:span></text:p>
          </table:table-cell>
          <table:table-cell table:style-name="Table1.A1" office:value-type="string">
            <text:p text:style-name="P60"><text:span text:style-name="T13">12</text:span><text:span text:style-name="T14">8</text:span></text:p>
          </table:table-cell>
          <table:table-cell table:style-name="Table1.A1" office:value-type="string">
            <text:p text:style-name="P60"><text:span text:style-name="T13">12</text:span><text:span text:style-name="T14">9</text:span></text:p>
          </table:table-cell>
        </table:table-row>
        <table:table-row table:style-name="Table1.1">
          <table:table-cell table:style-name="Table1.A2" office:value-type="string">
            <text:p text:style-name="P59">d</text:p>
          </table:table-cell>
          <table:table-cell table:style-name="Table1.A2" office:value-type="string">
            <text:p text:style-name="P59">h</text:p>
          </table:table-cell>
          <table:table-cell table:style-name="Table1.A2" office:value-type="string">
            <text:p text:style-name="P59">m</text:p>
          </table:table-cell>
          <table:table-cell table:style-name="Table1.A2" office:value-type="string">
            <text:p text:style-name="P59">L</text:p>
          </table:table-cell>
          <table:table-cell table:style-name="Table1.A2" office:value-type="string">
            <text:p text:style-name="P59">b</text:p>
          </table:table-cell>
          <table:table-cell table:style-name="Table1.A2" office:value-type="string">
            <text:p text:style-name="P59">l</text:p>
          </table:table-cell>
          <table:table-cell table:style-name="Table1.A2" office:value-type="string">
            <text:p text:style-name="P59">n</text:p>
          </table:table-cell>
          <table:table-cell table:style-name="Table1.A2" office:value-type="string">
            <text:p text:style-name="P59">s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60"><text:span text:style-name="T13">12</text:span><text:span text:style-name="T14">10</text:span></text:p>
          </table:table-cell>
          <table:table-cell table:style-name="Table2.A1" office:value-type="string">
            <text:p text:style-name="P60"><text:span text:style-name="T13">12</text:span><text:span text:style-name="T14">11</text:span></text:p>
          </table:table-cell>
          <table:table-cell table:style-name="Table2.A1" office:value-type="string">
            <text:p text:style-name="P60"><text:span text:style-name="T13">12</text:span><text:span text:style-name="T14">12</text:span></text:p>
          </table:table-cell>
          <table:table-cell table:style-name="Table2.A1" office:value-type="string">
            <text:p text:style-name="P60"><text:span text:style-name="T13">12</text:span><text:span text:style-name="T14">13</text:span></text:p>
          </table:table-cell>
          <table:table-cell table:style-name="Table2.A1" office:value-type="string">
            <text:p text:style-name="P60"><text:span text:style-name="T13">12</text:span><text:span text:style-name="T14">14</text:span></text:p>
          </table:table-cell>
          <table:table-cell table:style-name="Table2.A1" office:value-type="string">
            <text:p text:style-name="P60"><text:span text:style-name="T13">12</text:span><text:span text:style-name="T14">15</text:span></text:p>
          </table:table-cell>
          <table:table-cell table:style-name="Table2.A1" office:value-type="string">
            <text:p text:style-name="P60"><text:span text:style-name="T13">12</text:span><text:span text:style-name="T14">16</text:span></text:p>
          </table:table-cell>
          <table:table-cell table:style-name="Table2.A1" office:value-type="string">
            <text:p text:style-name="P60"><text:span text:style-name="T13">12</text:span><text:span text:style-name="T14">17</text:span></text:p>
          </table:table-cell>
        </table:table-row>
        <table:table-row table:style-name="Table2.1">
          <table:table-cell table:style-name="Table2.A2" office:value-type="string">
            <text:p text:style-name="P59">f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59">p</text:p>
          </table:table-cell>
          <table:table-cell table:style-name="Table2.A2" office:value-type="string">
            <text:p text:style-name="P59">k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59">t</text:p>
          </table:table-cell>
          <table:table-cell table:style-name="Table2.A2" office:value-type="string">
            <text:p text:style-name="P59">j</text:p>
          </table:table-cell>
          <table:table-cell table:style-name="Table2.A2" office:value-type="string">
            <text:p text:style-name="P59">g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60"><text:span text:style-name="T13">12</text:span><text:span text:style-name="T14">18</text:span></text:p>
          </table:table-cell>
          <table:table-cell table:style-name="Table3.A1" office:value-type="string">
            <text:p text:style-name="P60"><text:span text:style-name="T13">12</text:span><text:span text:style-name="T14">19</text:span></text:p>
          </table:table-cell>
          <table:table-cell table:style-name="Table3.A1" office:value-type="string">
            <text:p text:style-name="P60"><text:span text:style-name="T13">12</text:span><text:span text:style-name="T14">20</text:span></text:p>
          </table:table-cell>
          <table:table-cell table:style-name="Table3.A1" office:value-type="string">
            <text:p text:style-name="P60"><text:span text:style-name="T13">12</text:span><text:span text:style-name="T14">21</text:span></text:p>
          </table:table-cell>
          <table:table-cell table:style-name="Table3.A1" office:value-type="string">
            <text:p text:style-name="P60"><text:span text:style-name="T13">12</text:span><text:span text:style-name="T14">22</text:span></text:p>
          </table:table-cell>
          <table:table-cell table:style-name="Table3.A1" office:value-type="string">
            <text:p text:style-name="P60"><text:span text:style-name="T13">12</text:span><text:span text:style-name="T14">23</text:span></text:p>
          </table:table-cell>
          <table:table-cell table:style-name="Table3.A1" office:value-type="string">
            <text:p text:style-name="P60"><text:span text:style-name="T13">12</text:span><text:span text:style-name="T14">24</text:span></text:p>
          </table:table-cell>
          <table:table-cell table:style-name="Table3.A1" office:value-type="string">
            <text:p text:style-name="P60"><text:span text:style-name="T13">12</text:span><text:span text:style-name="T14">25</text:span></text:p>
          </table:table-cell>
        </table:table-row>
        <table:table-row table:style-name="Table3.1">
          <table:table-cell table:style-name="Table3.A2" office:value-type="string">
            <text:p text:style-name="P59">C</text:p>
          </table:table-cell>
          <table:table-cell table:style-name="Table3.A2" office:value-type="string">
            <text:p text:style-name="P59">H</text:p>
          </table:table-cell>
          <table:table-cell table:style-name="Table3.A2" office:value-type="string">
            <text:p text:style-name="P59">T</text:p>
          </table:table-cell>
          <table:table-cell table:style-name="Table3.A2" office:value-type="string">
            <text:p text:style-name="P59">S</text:p>
          </table:table-cell>
          <table:table-cell table:style-name="Table3.A2" office:value-type="string">
            <text:p text:style-name="P59">N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x</text:p>
          </table:table-cell>
        </table:table-row>
      </table:table>
      <text:p text:style-name="P52"/>
      <text:p text:style-name="P8">If necessary, <text:span text:style-name="T73">numbers</text:span> are marked with the <text:span text:style-name="T69">#</text:span> symbol (the # on the keyboard).</text:p>
      <text:p text:style-name="P1"/>
      <text:p text:style-name="P11">195<text:span text:style-name="T70">12</text:span><text:span text:style-name="T74"> = 213</text:span><text:span text:style-name="T70">10</text:span></text:p>
      <text:p text:style-name="P22">#ioO</text:p>
      <text:p text:style-name="P1"/>
      <text:p text:style-name="P11">1063<text:span text:style-name="T70">12</text:span><text:span text:style-name="T74"> = 1803</text:span><text:span text:style-name="T70">10</text:span></text:p>
      <text:p text:style-name="P31">#iwUI</text:p>
      <text:p text:style-name="P4"/>
      <text:p text:style-name="P4">3*4=12<text:span text:style-name="T70"> </text:span></text:p>
      <text:p text:style-name="P48">I,Y=iw</text:p>
      <text:p text:style-name="P4"/>
      <text:p text:style-name="P8"><text:span text:style-name="T62">Positional terms like "1st" and modifiers like "double" are formed with the word for position, </text:span><text:span text:style-name="T67">ok</text:span><text:span text:style-name="T62">, followed by the number.</text:span></text:p>
      <text:p text:style-name="P6"/>
      <text:p text:style-name="P8"><text:span text:style-name="T62">The word for "double" or "2nd" is </text:span><text:span text:style-name="T68">o</text:span><text:span text:style-name="T67">kY</text:span><text:span text:style-name="T62">.</text:span></text:p>
      <text:p text:style-name="P62">Calendar</text:p>
      <text:p text:style-name="P13">There is a 13 month, 28 day calendar.</text:p>
      <text:p text:style-name="P61">Examples</text:p>
      <text:p text:style-name="P3">Deroetixuxa</text:p>
      <text:p text:style-name="P16">derOetiksUksu</text:p>
      <text:p text:style-name="P3"/>
      <text:p text:style-name="P39">Aono and Ecssiah</text:p>
      <text:p text:style-name="P41">AOno un ekssEo</text:p>
      <text:p text:style-name="P44"/>
      <text:p text:style-name="P44">Good and Evil</text:p>
      <text:p text:style-name="P41">AOn un gw</text:p>
      <text:p text:style-name="P44"/>
      <text:p text:style-name="P42">Beginning and Ending</text:p>
      <text:p text:style-name="P35">ok un ko</text:p>
      <text:p text:style-name="P42"/>
      <text:p text:style-name="P45"><text:span text:style-name="T60">Female</text:span> and <text:span text:style-name="T60">Male</text:span></text:p>
      <text:p text:style-name="P43">nEob un sen</text:p>
      <text:p text:style-name="P40"/>
      <text:p text:style-name="P45">Spirit and Soul</text:p>
      <text:p text:style-name="P34">sun un Aden</text:p>
      <text:p text:style-name="P44"/>
      <text:p text:style-name="P45">We own the night.</text:p>
      <text:p text:style-name="P35">sU brAs tu tEO.</text:p>
      <text:p text:style-name="P46"/>
      <text:p text:style-name="P46">We own nights.</text:p>
      <text:p text:style-name="P49"><text:span text:style-name="T62">s</text:span><text:span text:style-name="T59">U</text:span><text:span text:style-name="T62"> brAs </text:span><text:span text:style-name="T8">etu </text:span><text:span text:style-name="T62">tEO.</text:span></text:p>
      <text:p text:style-name="P46"/>
      <text:p text:style-name="P46">Nights, we own.</text:p>
      <text:p text:style-name="P50"><text:span text:style-name="T1">li ete tEO s</text:span><text:span text:style-name="T56">U</text:span><text:span text:style-name="T1"> brAs.</text:span></text:p>
      <text:p text:style-name="P46"/>
      <text:p text:style-name="P46">They wrote the documents.</text:p>
      <text:p text:style-name="P49"><text:span text:style-name="T62">s</text:span><text:span text:style-name="T59">U</text:span><text:span text:style-name="T62">nu Okr</text:span><text:span text:style-name="T59">U</text:span><text:span text:style-name="T62">s eru pasen.</text:span></text:p>
      <text:p text:style-name="P46"/>
      <text:p text:style-name="P45">I will write the document.</text:p>
      <text:p text:style-name="P35">krUsO te pasen.</text:p>
      <text:p text:style-name="P45"/>
      <text:p text:style-name="P45">Literal: Their document has zero principles.</text:p>
      <text:p text:style-name="P45">Natural: Their document has no principles.</text:p>
      <text:p text:style-name="P50"><text:span text:style-name="T2">es s</text:span><text:span text:style-name="T57">U</text:span><text:span text:style-name="T2">nu pasen avum lok o.</text:span></text:p>
      <text:p text:style-name="P38"/>
      <text:p text:style-name="P45">Our document has good principles.</text:p>
      <text:p text:style-name="P50"><text:span text:style-name="T72">es s</text:span><text:span text:style-name="T61">U </text:span><text:span text:style-name="T72">pasen avum AOn lok o.</text:span></text:p>
      <text:p text:style-name="P47"/>
      <text:p text:style-name="P47">Are you writing a document?</text:p>
      <text:p text:style-name="P50"><text:span text:style-name="T4">?U nel kr</text:span><text:span text:style-name="T58">U</text:span><text:span text:style-name="T4">s pasen?</text:span></text:p>
      <text:p text:style-name="P47"/>
      <text:p text:style-name="P47">Yes, I am writing a document.</text:p>
      <text:p text:style-name="P50"><text:span text:style-name="T4">Zu, nel kr</text:span><text:span text:style-name="T58">U</text:span><text:span text:style-name="T4">s pasen.</text:span></text:p>
      <text:p text:style-name="P47"/>
      <text:p text:style-name="P47">He has good intentions!</text:p>
      <text:p text:style-name="P50"><text:span text:style-name="T4">!sonu avum </text:span><text:span text:style-name="T58">etu w</text:span><text:span text:style-name="T4">tOs AOn!</text:span></text:p>
      <text:p text:style-name="P47"/>
      <text:p text:style-name="P47">Are those people evil?!</text:p>
      <text:p text:style-name="P50"><text:span text:style-name="T4">;s</text:span><text:span text:style-name="T58">U</text:span><text:span text:style-name="T4">nA sE go</text:span><text:span text:style-name="T58">w;</text:span></text:p>
      <text:p text:style-name="P47"/>
      <text:p text:style-name="P47">No, these people are good!</text:p>
      <text:p text:style-name="P50"><text:span text:style-name="T4">!no, s</text:span><text:span text:style-name="T58">U</text:span><text:span text:style-name="T4">nA sE AOn!</text:span></text:p>
      <text:p text:style-name="P47"/>
      <text:p text:style-name="P47">I will stress the principles!</text:p>
      <text:p text:style-name="P36">!zonO etu lok!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03-07T14:19:46</dc:date>
    <meta:editing-duration>P5DT15H7M38S</meta:editing-duration>
    <meta:editing-cycles>1320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" meta:paragraph-count="303" meta:word-count="876" meta:character-count="3948"/>
  </office:meta>
</office:document-meta>
</file>